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S DE RECIBOS</text:p>
      <text:p text:style-name="Standard"/>
      <text:p text:style-name="Standard"/>
      <text:list xml:id="list1179091728" text:style-name="L1">
        <text:list-item>
          <text:p text:style-name="P2">Com as alterações feitas, agora não está mais enviando o recibo de abonada, ao devolver exemplar disponível está marcando Imprimir recibo e em virtude da função lcfirst (coloca 1ª letra em minúsculo), dá o seguinte erro para PHP anterior ao 5.3:</text:p>
        </text:list-item>
      </text:list>
      <text:p text:style-name="Standard"><text:span text:style-name="T1">Fatal error</text:span>: Call to undefined function lcfirst() in <text:span text:style-name="T1">/home/sandrow/www/miolo25/modules/gnuteca3/classes/receipt/Receipt.class.php</text:span> on line <text:span text:style-name="T1">369<text:line-break/></text:span></text:p>
      <text:list xml:id="list175278288" text:style-name="L2">
        <text:list-item>
          <text:p text:style-name="P4">Ainda está pegando a configuração final para todos os usuários, mas está enviando recibo de devolução ao emprestar material emprestado para outra pessoa.</text:p>
        </text:list-item>
      </text:list>
      <text:p text:style-name="P3"/>
      <text:p text:style-name="Standard"><text:span text:style-name="T1"/></text:p>
      <text:p text:style-name="Standard">1. Local Lajeado, enviar recibos e usuários não querem receber e-mail, mas quer imprimir. Foi emprestado materiais que já estão com usuário e 1 novo. Gerou 3 vezes recibo do 00008810: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8"/>COMPROVANTE DE EMPRESTIMO         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EMPRESTIMO: 30/06/2010 - 15:15:18 <text:s text:c="3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1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8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1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05 <text:s text:c="16"/>|</text:p>
      <text:p text:style-name="Preformatted_20_Text">| TITULO: Instituicoes de direito público e... |</text:p>
      <text:p text:style-name="Preformatted_20_Text">| AUTOR: Pinho, Rui Rebello <text:s text:c="19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<text:soft-page-break/>| MULTA DIARIA: R$ 1,00 <text:s text:c="23"/>|</text:p>
      <text:p text:style-name="Preformatted_20_Text">+----------------------------------------------+</text:p>
      <text:p text:style-name="Preformatted_20_Text">| CODIGO DO EXEMPLAR: 00008811 <text:s text:c="16"/>|</text:p>
      <text:p text:style-name="Preformatted_20_Text">| TITULO: Um trem corre para o Oeste: estud... 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5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1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9783ce9ae3468418c3d3f4d69d9d943c <text:s text:c="12"/>|</text:p>
      <text:p text:style-name="P5">+----------------------------------------------+</text:p>
      <text:p text:style-name="Standard"/>
      <text:p text:style-name="Standard"><text:span text:style-name="T1"/></text:p>
      <text:p text:style-name="Standard">2.Local Lajeado, enviar recibos e usuários não querem receber e-mail, mas quer imprimir. Foi emprestado materiais disponíveis e 1 que está com outro usuário.</text:p>
      <text:p text:style-name="Standard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tab/><text:tab/> <text:s text:c="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1/07/2010 - 10:13:02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431e2eb940319754070e59bf48943379 <text:s text:c="12"/>|</text:p>
      <text:p text:style-name="Preformatted_20_Text">+-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8"/>COMPROVANTE DE EMPRESTIMO            |</text:p>
      <text:p text:style-name="Preformatted_20_Text">|                                              |</text:p>
      <text:p text:style-name="Preformatted_20_Text">| CODIGO: 101781 <text:s text:c="30"/>|</text:p>
      <text:p text:style-name="Preformatted_20_Text">| NOME: EDUARDO BONFANDINI <text:s text:c="20"/>|</text:p>
      <text:p text:style-name="Preformatted_20_Text">| DATA DE EMPRESTIMO: 01/07/2010 - 10:13:02 <text:s text:c="3"/>|</text:p>
      <text:p text:style-name="Preformatted_20_Text"><text:soft-page-break/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5 <text:s text:c="16"/>|</text:p>
      <text:p text:style-name="Preformatted_20_Text">| TITULO: Liderança <text:s/>e dinâmica <text:s/>de grupo <text:s text:c="5"/>|</text:p>
      <text:p text:style-name="Preformatted_20_Text">| AUTOR: Beal, George M. <text:s text:c="22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6 <text:s text:c="16"/>|</text:p>
      <text:p text:style-name="Preformatted_20_Text">| TITULO: Bumba-meu-boi, o maior espetáculo... |</text:p>
      <text:p text:style-name="Preformatted_20_Text">| AUTOR: Reis, José Ribamar Sousa dos <text:s text:c="9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9fa8258e161fc0ac3d831d755297847d <text:s text:c="12"/>|</text:p>
      <text:p text:style-name="P5">+----------------------------------------------+</text:p>
      <text:p text:style-name="Standard">3.Local Lajeado, não enviar recibos e usuários não querem receber e-mail, mas quer imprimir. Foi emprestado materiais disponíveis, emprestado para outro usuário e 1 renovação</text:p>
      <text:p text:style-name="Standard">Neste caso, ao clicar em reenviar, diz que não tem e-mail para enviar (não estava marcado enviar):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101781 <text:s text:c="30"/>|</text:p>
      <text:p text:style-name="Preformatted_20_Text">| NOME: EDUARDO BONFANDINI <text:s text:c="20"/>|</text:p>
      <text:p text:style-name="Preformatted_20_Text">| DATA DE DEVOLUÇÃO: 01/07/2010 - 10:25:50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6 <text:s text:c="16"/>|</text:p>
      <text:p text:style-name="Preformatted_20_Text">| TITULO: Bumba-meu-boi, o maior espetáculo... |</text:p>
      <text:p text:style-name="Preformatted_20_Text">| AUTOR: Reis, José Ribamar Sousa dos <text:s text:c="9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57f5fd6829f7ac116b12f5f5d069477b <text:s text:c="12"/>|</text:p>
      <text:p text:style-name="Preformatted_20_Text">+-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8"/>COMPROVANTE DE EMPRESTIMO         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EMPRESTIMO: 30/06/2010 - 15:15:18 <text:s text:c="3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6 <text:s text:c="16"/>|</text:p>
      <text:p text:style-name="Preformatted_20_Text">| TITULO: Bumba-meu-boi, o maior espetáculo... |</text:p>
      <text:p text:style-name="Preformatted_20_Text">| AUTOR: Reis, José Ribamar Sousa dos <text:s text:c="9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7 <text:s text:c="16"/>|</text:p>
      <text:p text:style-name="Preformatted_20_Text">| TITULO: Proclama aos incautos <text:s text:c="15"/>|</text:p>
      <text:p text:style-name="Preformatted_20_Text">| AUTOR: Cruz, Geraldo Dias da <text:s text:c="16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8 <text:s text:c="16"/>|</text:p>
      <text:p text:style-name="Preformatted_20_Text">| TITULO: Consumito: poemas e processos <text:s text:c="7"/>|</text:p>
      <text:p text:style-name="Preformatted_20_Text">| AUTOR: Branco, Joaquim <text:s text:c="22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8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3d00231ddc7e38a10debf3b7c9dabd35 <text:s text:c="12"/>|</text:p>
      <text:p text:style-name="P5">+----------------------------------------------+</text:p>
      <text:p text:style-name="Standard">4.Local Lajeado, não enviar recibos e usuários não querem receber e-mail e nem imprimir. Foi devolvido materiais disponíveis, emprestado para 2 usuários. Marcado manualmente imprimir e enviar recibos: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1/07/2010 - 10:35:23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<text:soft-page-break/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MULTA: R$ 0,00 <text:s text:c="30"/>|</text:p>
      <text:p text:style-name="Preformatted_20_Text">| DATA DE EMPRESTIMO: 30/06/2010 <text:s text:c="14"/>|</text:p>
      <text:p text:style-name="Preformatted_20_Text">+----------------------------------------------+</text:p>
      <text:p text:style-name="Preformatted_20_Text">| CODIGO DO EXEMPLAR: 00008816 <text:s text:c="16"/>|</text:p>
      <text:p text:style-name="Preformatted_20_Text">| TITULO: Bumba-meu-boi, o maior espetáculo... |</text:p>
      <text:p text:style-name="Preformatted_20_Text">| AUTOR: Reis, José Ribamar Sousa dos <text:s text:c="9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CODIGO DO EXEMPLAR: 00008811 <text:s text:c="16"/>|</text:p>
      <text:p text:style-name="Preformatted_20_Text">| TITULO: Um trem corre para o Oeste: estud... |</text:p>
      <text:p text:style-name="Preformatted_20_Text">| AUTOR: Azevedo, Fernando de <text:s text:c="17"/>|</text:p>
      <text:p text:style-name="Preformatted_20_Text">| MULTA: R$ 0,00 <text:s text:c="30"/>|</text:p>
      <text:p text:style-name="Preformatted_20_Text">| DATA DE EMPRESTIMO: 30/06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b812a0ea411bcbeafe876db7afc25daa <text:s text:c="12"/>|</text:p>
      <text:p text:style-name="Preformatted_20_Text">+-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101781 <text:s text:c="30"/>|</text:p>
      <text:p text:style-name="Preformatted_20_Text">| NOME: EDUARDO BONFANDINI <text:s text:c="20"/>|</text:p>
      <text:p text:style-name="Preformatted_20_Text">| DATA DE DEVOLUÇÃO: 01/07/2010 - 10:35:23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57f5fd6829f7ac116b12f5f5d069477b <text:s text:c="12"/>|</text:p>
      <text:p text:style-name="P5">+----------------------------------------------+</text:p>
      <text:p text:style-name="Standard">5. Devolver material disponível, marca a opção Imprimir recibo e não imprime (está certo não imprimir).</text:p>
      <text:p text:style-name="Standard"/>
      <text:p text:style-name="Standard">6. Local Lajeado, não enviar recibos. Um usuário não quer receber e-mail e nem imprimir. Outro usuário quer receber e imprimir. <text:s/>Devolvido 1 material daquele que não quer recibo, 2 daquele que quer e 1 daquele que não quer. Checbox desmarcados (pegou configuração do último), não gerou recibo, nem enviou por e-mail.</text:p>
      <text:p text:style-name="Standard"/>
      <text:p text:style-name="Standard">7. Devolvo material emprestado de usuário que não quer imprimir recibo e material disponível. <text:soft-page-break/>Imprime recibo da devolução do usuário: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1/07/2010 - 10:59:31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8 <text:s text:c="16"/>|</text:p>
      <text:p text:style-name="Preformatted_20_Text">| TITULO: Consumito: poemas e processos <text:s text:c="7"/>|</text:p>
      <text:p text:style-name="Preformatted_20_Text">| AUTOR: Branco, Joaquim <text:s text:c="22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b0ab823474b04a394ffd5b825935f93c <text:s text:c="12"/>|</text:p>
      <text:p text:style-name="P5">+----------------------------------------------+</text:p>
      <text:p text:style-name="Standard"/>
      <text:p text:style-name="Standard">8. Local Lajeado, não enviar recibos. Um usuário não quer receber e-mail e nem imprimir. Outro usuário quer receber e imprimir. <text:s/>Devolvido 2 materiais daquele que não quer recibo, 1 daquele que quer. Checbox marcados (pegou configuração do último), gerou recibo e enviou por e-mail todas as devoluções. Deveria ter enviado e gerado só daquele que quer: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1/07/2010 - 11:04:48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8 <text:s text:c="16"/>|</text:p>
      <text:p text:style-name="Preformatted_20_Text">| TITULO: Consumito: poemas e processos <text:s text:c="7"/>|</text:p>
      <text:p text:style-name="Preformatted_20_Text">| AUTOR: Branco, Joaquim <text:s text:c="22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CODIGO DO EXEMPLAR: 00008816 <text:s text:c="16"/>|</text:p>
      <text:p text:style-name="Preformatted_20_Text">| TITULO: Bumba-meu-boi, o maior espetáculo... |</text:p>
      <text:p text:style-name="Preformatted_20_Text">| AUTOR: Reis, José Ribamar Sousa dos <text:s text:c="9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ad80849423190040d8125e303eb2f2cd <text:s text:c="12"/>|</text:p>
      <text:p text:style-name="Preformatted_20_Text">+----------------------------------------------+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101781 <text:s text:c="30"/>|</text:p>
      <text:p text:style-name="Preformatted_20_Text">| NOME: EDUARDO BONFANDINI <text:s text:c="20"/>|</text:p>
      <text:p text:style-name="Preformatted_20_Text">| DATA DE DEVOLUÇÃO: 01/07/2010 - 11:04:48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03 <text:s text:c="16"/>|</text:p>
      <text:p text:style-name="Preformatted_20_Text">| TITULO: Código comercial brasileiro <text:s text:c="9"/>|</text:p>
      <text:p text:style-name="Preformatted_20_Text">| AUTOR: <text:s/>-- <text:s text:c="34"/>|</text:p>
      <text:p text:style-name="Preformatted_20_Text">| MULTA: R$ 0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0,00 <text:s text:c="18"/>|</text:p>
      <text:p text:style-name="Preformatted_20_Text">+----------------------------------------------+</text:p>
      <text:p text:style-name="Preformatted_20_Text">| c2d3f503fb733673445ec87ee76482b5 <text:s text:c="12"/>|</text:p>
      <text:p text:style-name="P5">+----------------------------------------------+</text:p>
      <text:p text:style-name="Standard"/>
      <text:p text:style-name="Standard">9. Local não enviar recibos. Usuário não quer recibos. Marcado manualmente recibos. Devolve material atrasado. Abonada multa, não enviou recibo da multa, só da devolução: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1/07/2010 - 11:12:58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MULTA: R$ 8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8,00 <text:s text:c="18"/>|</text:p>
      <text:p text:style-name="Preformatted_20_Text">+----------------------------------------------+</text:p>
      <text:p text:style-name="Preformatted_20_Text">| 0c08d14cccacdb32ca92345ba7d7b7df <text:s text:c="12"/>|</text:p>
      <text:p text:style-name="P5">+----------------------------------------------+</text:p>
      <text:p text:style-name="Standard"/>
      <text:p text:style-name="Standard">10. Local não enviar recibos. Usuário não quer receber recibo, mas quer imprimir. Marcado manualmente para enviar. Usuário retira 1 exemplar disponível e outro exemplar que está emprestado para outro usuário. Não envia recibo de multa abonada; de empréstimo e devolução foi: </text:p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8"/>COMPROVANTE DE EMPRESTIMO            |</text:p>
      <text:p text:style-name="Preformatted_20_Text">|                                              |</text:p>
      <text:p text:style-name="Preformatted_20_Text"><text:soft-page-break/>| CODIGO: 101781 <text:s text:c="30"/>|</text:p>
      <text:p text:style-name="Preformatted_20_Text">| NOME: EDUARDO BONFANDINI <text:s text:c="20"/>|</text:p>
      <text:p text:style-name="Preformatted_20_Text">| DATA DE EMPRESTIMO: 01/07/2010 - 11:21:46 <text:s text:c="3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1 <text:s text:c="16"/>|</text:p>
      <text:p text:style-name="Preformatted_20_Text">| TITULO: Um trem corre para o Oeste: estud... 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DATA DE DEVOLUCAO: 08/07/2010 <text:s text:c="15"/>|</text:p>
      <text:p text:style-name="Preformatted_20_Text">| RENOVAÇÕES WEB: 99 <text:s text:c="26"/>|</text:p>
      <text:p text:style-name="Preformatted_20_Text">| RENOVAÇÕES LOCAIS: 99 <text:s text:c="23"/>|</text:p>
      <text:p text:style-name="Preformatted_20_Text">| MULTA DIARIA: R$ 1,00 <text:s text:c="23"/>|</text:p>
      <text:p text:style-name="Preformatted_20_Text">+----------------------------------------------+</text:p>
      <text:p text:style-name="Preformatted_20_Text">| 514c4b22eb0b58e40131ae49a57c5245 <text:s text:c="12"/>|</text:p>
      <text:p text:style-name="Preformatted_20_Text">+----------------------------------------------+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+----------------------------------------------+</text:p>
      <text:p text:style-name="Preformatted_20_Text">| Biblioteca: Lajeado <text:s text:c="25"/>|</text:p>
      <text:p text:style-name="Preformatted_20_Text">+----------------------------------------------+</text:p>
      <text:p text:style-name="Preformatted_20_Text">| <text:s text:c="5"/>COMPROVANTE DE DEVOLUÇÃO <text:s text:c="12"/>   |</text:p>
      <text:p text:style-name="Preformatted_20_Text">|                                              |</text:p>
      <text:p text:style-name="Preformatted_20_Text">| CODIGO: 2637 <text:s text:c="32"/>|</text:p>
      <text:p text:style-name="Preformatted_20_Text">| NOME: SANDRO ROBERTO WEISHEIMER <text:s text:c="13"/>|</text:p>
      <text:p text:style-name="Preformatted_20_Text">| DATA DE DEVOLUÇÃO: 01/07/2010 - 11:21:46 <text:s text:c="4"/>|</text:p>
      <text:p text:style-name="Preformatted_20_Text">| OPERADOR: admin <text:s text:c="29"/>|</text:p>
      <text:p text:style-name="Preformatted_20_Text">+----------------------------------------------+</text:p>
      <text:p text:style-name="Preformatted_20_Text">|                  OBRAS                       |</text:p>
      <text:p text:style-name="Preformatted_20_Text">+----------------------------------------------+</text:p>
      <text:p text:style-name="Preformatted_20_Text">| CODIGO DO EXEMPLAR: 00008810 <text:s text:c="16"/>|</text:p>
      <text:p text:style-name="Preformatted_20_Text">| TITULO: Princípios de sociologia <text:s text:c="12"/>|</text:p>
      <text:p text:style-name="Preformatted_20_Text">| AUTOR: Azevedo, Fernando de <text:s text:c="17"/>|</text:p>
      <text:p text:style-name="Preformatted_20_Text">| MULTA: R$ 8,00 <text:s text:c="30"/>|</text:p>
      <text:p text:style-name="Preformatted_20_Text">| DATA DE EMPRESTIMO: 01/07/2010 <text:s text:c="14"/>|</text:p>
      <text:p text:style-name="Preformatted_20_Text">+----------------------------------------------+</text:p>
      <text:p text:style-name="Preformatted_20_Text">| VALOR TOTAL DA MULTA: 8,00 <text:s text:c="18"/>|</text:p>
      <text:p text:style-name="Preformatted_20_Text">+----------------------------------------------+</text:p>
      <text:p text:style-name="Preformatted_20_Text">| f55a2fbc2282e161df23d8afd386a7c1 <text:s text:c="12"/>|</text:p>
      <text:p text:style-name="P5">+----------------------------------------------+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1T09:29:13</meta:creation-date>
    <dc:date>2010-07-01T13:57:33</dc:date>
    <meta:editing-duration>PT04H13M10S</meta:editing-duration>
    <meta:editing-cycles>17</meta:editing-cycles>
    <meta:generator>OpenOffice.org/3.0$Linux OpenOffice.org_project/300m15$Build-9379</meta:generator>
    <meta:document-statistic meta:table-count="0" meta:image-count="0" meta:object-count="0" meta:page-count="8" meta:paragraph-count="407" meta:word-count="2155" meta:character-count="21529"/>
    <meta:user-defined meta:name="Informações 1"/>
    <meta:user-defined meta:name="Informações 2"/>
    <meta:user-defined meta:name="Informações 3"/>
    <meta:user-defined meta:name="Informações 4"/>
  </office:meta>
</office:document-meta>
</file>